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Pericles" fo:font-weight="bold" officeooo:rsid="0011b80c" officeooo:paragraph-rsid="0011b80c" style:font-weight-asian="bold" style:font-weight-complex="bold"/>
    </style:style>
    <style:style style:name="P2" style:family="paragraph" style:parent-style-name="Standard">
      <style:text-properties style:font-name="Pericles" fo:font-size="10pt" fo:font-weight="bold" officeooo:rsid="0011b80c" officeooo:paragraph-rsid="0011b80c" style:font-size-asian="8.75pt" style:font-weight-asian="bold" style:font-size-complex="10pt" style:font-weight-complex="bold"/>
    </style:style>
    <style:style style:name="P3" style:family="paragraph" style:parent-style-name="Standard" style:list-style-name="L1">
      <style:text-properties style:font-name="Pericles" fo:font-size="10pt" fo:font-weight="bold" officeooo:rsid="0011b80c" officeooo:paragraph-rsid="0011b80c" style:font-size-asian="8.75pt" style:font-weight-asian="bold" style:font-size-complex="10pt" style:font-weight-complex="bold"/>
    </style:style>
    <style:style style:name="P4" style:family="paragraph" style:parent-style-name="Standard" style:list-style-name="L2">
      <style:text-properties style:font-name="Pericles" fo:font-size="10pt" fo:font-weight="bold" officeooo:rsid="0011b80c" officeooo:paragraph-rsid="0011b80c" style:font-size-asian="8.75pt" style:font-weight-asian="bold" style:font-size-complex="10pt" style:font-weight-complex="bold"/>
    </style:style>
    <style:style style:name="P5" style:family="paragraph" style:parent-style-name="Standard" style:list-style-name="L2">
      <style:text-properties style:font-name="Pericles" fo:font-size="10pt" fo:font-weight="bold" officeooo:rsid="001456ea" officeooo:paragraph-rsid="001456ea" style:font-size-asian="8.75pt" style:font-weight-asian="bold" style:font-size-complex="10pt" style:font-weight-complex="bold"/>
    </style:style>
    <style:style style:name="P6" style:family="paragraph" style:parent-style-name="Standard">
      <style:text-properties style:font-name="Pericles" fo:font-size="10pt" fo:font-weight="bold" officeooo:rsid="001456ea" officeooo:paragraph-rsid="001456ea" style:font-size-asian="8.75pt" style:font-weight-asian="bold" style:font-size-complex="10pt" style:font-weight-complex="bold"/>
    </style:style>
    <style:style style:name="P7" style:family="paragraph" style:parent-style-name="Standard">
      <style:text-properties style:font-name="Pericles" fo:font-size="10pt" fo:font-weight="normal" officeooo:rsid="001456ea" officeooo:paragraph-rsid="001456ea" style:font-size-asian="8.75pt" style:font-weight-asian="normal" style:font-size-complex="10pt" style:font-weight-complex="normal"/>
    </style:style>
    <style:style style:name="P8" style:family="paragraph" style:parent-style-name="Standard">
      <style:text-properties style:font-name="Pericles" fo:font-size="10pt" fo:font-weight="normal" officeooo:rsid="001898c1" officeooo:paragraph-rsid="001898c1" style:font-size-asian="8.75pt" style:font-weight-asian="normal" style:font-size-complex="10pt" style:font-weight-complex="normal"/>
    </style:style>
    <style:style style:name="P9" style:family="paragraph" style:parent-style-name="Standard" style:list-style-name="L4">
      <style:text-properties style:font-name="Pericles" fo:font-size="10pt" fo:font-weight="normal" officeooo:rsid="001898c1" officeooo:paragraph-rsid="001898c1" style:font-size-asian="8.75pt" style:font-weight-asian="normal" style:font-size-complex="10pt" style:font-weight-complex="normal"/>
    </style:style>
    <style:style style:name="P10" style:family="paragraph" style:parent-style-name="Standard" style:list-style-name="L4">
      <style:text-properties style:font-name="Pericles" fo:font-size="10pt" fo:font-weight="normal" officeooo:rsid="001951d6" officeooo:paragraph-rsid="001951d6" style:font-size-asian="8.75pt" style:font-weight-asian="normal" style:font-size-complex="10pt" style:font-weight-complex="normal"/>
    </style:style>
    <style:style style:name="P11" style:family="paragraph" style:parent-style-name="Standard" style:list-style-name="L4">
      <style:text-properties style:font-name="Pericles" fo:font-size="10pt" style:text-underline-style="solid" style:text-underline-width="auto" style:text-underline-color="font-color" fo:font-weight="bold" officeooo:rsid="001898c1" officeooo:paragraph-rsid="001898c1" style:font-size-asian="8.75pt" style:font-weight-asian="bold" style:font-size-complex="10pt" style:font-weight-complex="bold"/>
    </style:style>
    <style:style style:name="P12" style:family="paragraph" style:parent-style-name="Standard" style:list-style-name="L4">
      <style:text-properties style:font-name="Pericles" fo:font-size="10pt" style:text-underline-style="solid" style:text-underline-width="auto" style:text-underline-color="font-color" fo:font-weight="bold" officeooo:rsid="001951d6" officeooo:paragraph-rsid="001951d6" style:font-size-asian="8.75pt" style:font-weight-asian="bold" style:font-size-complex="10pt" style:font-weight-complex="bold"/>
    </style:style>
    <style:style style:name="P13" style:family="paragraph" style:parent-style-name="Standard" style:list-style-name="L3">
      <style:text-properties style:font-name="Pericles" fo:font-size="10pt" style:text-underline-style="none" fo:font-weight="bold" officeooo:rsid="0015796c" officeooo:paragraph-rsid="0015796c" style:font-size-asian="8.75pt" style:font-weight-asian="bold" style:font-size-complex="10pt" style:font-weight-complex="bold"/>
    </style:style>
    <style:style style:name="P14" style:family="paragraph" style:parent-style-name="Standard">
      <style:text-properties style:font-name="Pericles" fo:font-size="10pt" style:text-underline-style="none" fo:font-weight="bold" officeooo:rsid="001898c1" officeooo:paragraph-rsid="001898c1" style:font-size-asian="8.75pt" style:font-weight-asian="bold" style:font-size-complex="10pt" style:font-weight-complex="bold"/>
    </style:style>
    <style:style style:name="P15" style:family="paragraph" style:parent-style-name="Standard" style:list-style-name="L3">
      <style:text-properties style:font-name="Pericles" fo:font-size="10pt" style:text-underline-style="none" fo:font-weight="bold" officeooo:rsid="00192b08" officeooo:paragraph-rsid="00192b08" style:font-size-asian="8.75pt" style:font-weight-asian="bold" style:font-size-complex="10pt" style:font-weight-complex="bold"/>
    </style:style>
    <style:style style:name="P16" style:family="paragraph" style:parent-style-name="Standard" style:list-style-name="L3">
      <style:text-properties style:font-name="Pericles" fo:font-size="10pt" style:text-underline-style="none" fo:font-weight="normal" officeooo:rsid="0015796c" officeooo:paragraph-rsid="0015796c" style:font-size-asian="8.75pt" style:font-weight-asian="normal" style:font-size-complex="10pt" style:font-weight-complex="normal"/>
    </style:style>
    <style:style style:name="P17" style:family="paragraph" style:parent-style-name="Standard">
      <style:text-properties style:font-name="Pericles" fo:font-size="10pt" style:text-underline-style="none" fo:font-weight="normal" officeooo:rsid="0015796c" officeooo:paragraph-rsid="0015796c" style:font-size-asian="8.75pt" style:font-weight-asian="normal" style:font-size-complex="10pt" style:font-weight-complex="normal"/>
    </style:style>
    <style:style style:name="P18" style:family="paragraph" style:parent-style-name="Standard" style:list-style-name="L3">
      <style:text-properties style:font-name="Pericles" fo:font-size="10pt" style:text-underline-style="none" fo:font-weight="normal" officeooo:rsid="0016af18" officeooo:paragraph-rsid="0016af18" style:font-size-asian="8.75pt" style:font-weight-asian="normal" style:font-size-complex="10pt" style:font-weight-complex="normal"/>
    </style:style>
    <style:style style:name="P19" style:family="paragraph" style:parent-style-name="Standard" style:list-style-name="L4">
      <style:text-properties style:font-name="Pericles" fo:font-size="10pt" style:text-underline-style="none" fo:font-weight="normal" officeooo:rsid="001898c1" officeooo:paragraph-rsid="001898c1" style:font-size-asian="8.75pt" style:font-weight-asian="normal" style:font-size-complex="10pt" style:font-weight-complex="normal"/>
    </style:style>
    <style:style style:name="P20" style:family="paragraph" style:parent-style-name="Standard" style:list-style-name="L4">
      <style:text-properties style:font-name="Pericles" fo:font-size="10pt" style:text-underline-style="none" fo:font-weight="normal" officeooo:rsid="00192b08" officeooo:paragraph-rsid="00192b08" style:font-size-asian="8.75pt" style:font-weight-asian="normal" style:font-size-complex="10pt" style:font-weight-complex="normal"/>
    </style:style>
    <style:style style:name="P21" style:family="paragraph" style:parent-style-name="Standard" style:list-style-name="L4">
      <style:text-properties style:font-name="Pericles" fo:font-size="10pt" style:text-underline-style="none" fo:font-weight="normal" officeooo:rsid="001951d6" officeooo:paragraph-rsid="001951d6" style:font-size-asian="8.75pt" style:font-weight-asian="normal" style:font-size-complex="10pt" style:font-weight-complex="normal"/>
    </style:style>
    <style:style style:name="P22" style:family="paragraph" style:parent-style-name="Standard" style:list-style-name="L3">
      <style:text-properties style:font-name="Pericles" fo:font-size="10pt" fo:font-style="italic" style:text-underline-style="none" fo:font-weight="normal" officeooo:rsid="001951d6" officeooo:paragraph-rsid="001951d6" style:font-size-asian="8.75pt" style:font-style-asian="italic" style:font-weight-asian="normal" style:font-size-complex="10pt" style:font-style-complex="italic" style:font-weight-complex="normal"/>
    </style:style>
    <style:style style:name="P23" style:family="paragraph" style:parent-style-name="Standard" style:list-style-name="L3">
      <style:text-properties style:font-name="Pericles" fo:font-size="10pt" fo:font-style="italic" style:text-underline-style="none" fo:font-weight="normal" officeooo:rsid="00192b08" officeooo:paragraph-rsid="00192b08" style:font-size-asian="8.75pt" style:font-style-asian="italic" style:font-weight-asian="normal" style:font-size-complex="10pt" style:font-style-complex="italic" style:font-weight-complex="normal"/>
    </style:style>
    <style:style style:name="P24" style:family="paragraph" style:parent-style-name="Standard" style:list-style-name="L3">
      <style:text-properties style:font-name="Pericles" fo:font-size="10pt" fo:font-style="normal" style:text-underline-style="none" fo:font-weight="normal" officeooo:rsid="001a0c60" officeooo:paragraph-rsid="001a0c60" style:font-size-asian="8.75pt" style:font-style-asian="normal" style:font-weight-asian="normal" style:font-size-complex="10pt" style:font-style-complex="normal" style:font-weight-complex="normal"/>
    </style:style>
    <style:style style:name="P25" style:family="paragraph" style:parent-style-name="Standard" style:list-style-name="L3">
      <style:text-properties style:font-name="Pericles" fo:font-size="10pt" fo:font-style="normal" style:text-underline-style="none" fo:font-weight="bold" officeooo:rsid="001951d6" officeooo:paragraph-rsid="001951d6" style:font-size-asian="8.75pt" style:font-style-asian="normal" style:font-weight-asian="bold" style:font-size-complex="10pt" style:font-style-complex="normal" style:font-weight-complex="bold"/>
    </style:style>
    <style:style style:name="P26" style:family="paragraph" style:parent-style-name="Standard" style:list-style-name="L3">
      <style:text-properties style:font-name="Pericles" fo:font-size="10pt" fo:font-style="normal" style:text-underline-style="none" fo:font-weight="bold" officeooo:rsid="001a0c60" officeooo:paragraph-rsid="001a0c60" style:font-size-asian="8.75pt" style:font-style-asian="normal" style:font-weight-asian="bold" style:font-size-complex="10pt" style:font-style-complex="normal" style:font-weight-complex="bold"/>
    </style:style>
    <style:style style:name="P27" style:family="paragraph" style:parent-style-name="Standard">
      <style:text-properties style:font-name="Pericles" fo:font-size="12pt" fo:font-weight="bold" officeooo:rsid="0011b80c" officeooo:paragraph-rsid="0011b80c" style:font-size-asian="10.5pt" style:font-weight-asian="bold" style:font-size-complex="12pt" style:font-weight-complex="bold"/>
    </style:style>
    <style:style style:name="P28" style:family="paragraph" style:parent-style-name="Standard">
      <style:text-properties style:font-name="Pericles" fo:font-size="12pt" fo:font-weight="bold" officeooo:rsid="001456ea" officeooo:paragraph-rsid="001456ea"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951d6" style:font-weight-asian="normal" style:font-weight-complex="normal"/>
    </style:style>
    <style:style style:name="T3" style:family="text">
      <style:text-properties style:font-name="Pericl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36852" style:font-weight-asian="normal" style:font-weight-complex="normal"/>
    </style:style>
    <style:style style:name="T9" style:family="text">
      <style:text-properties style:text-underline-style="none" fo:font-weight="normal" officeooo:rsid="001456ea" style:font-weight-asian="normal" style:font-weight-complex="normal"/>
    </style:style>
    <style:style style:name="T10" style:family="text">
      <style:text-properties style:text-underline-style="none" fo:font-weight="normal" officeooo:rsid="001a0c60" style:font-weight-asian="normal" style:font-weight-complex="normal"/>
    </style:style>
    <style:style style:name="T11" style:family="text">
      <style:text-properties style:text-underline-style="none" officeooo:rsid="001898c1"/>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officeooo:rsid="001951d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12/9/2017</text:p>
      <text:p text:style-name="P1"><text:span text:style-name="T1"/></text:p>
      <text:p text:style-name="P1">Game Changes</text:p>
      <text:p text:style-name="P1"><text:span text:style-name="T3"/></text:p>
      <text:list xml:id="list2331477521" text:style-name="L1">
        <text:list-item>
          <text:p text:style-name="P3"><text:span text:style-name="T1">I am still trying to work out magic progression</text:span></text:p>
        </text:list-item>
        <text:list-item>
          <text:p text:style-name="P3"><text:span text:style-name="T1">Added Dungeon Lore skill</text:span></text:p>
        </text:list-item>
        <text:list-item>
          <text:p text:style-name="P3"><text:span text:style-name="T1">Bow damage works like melee damage → weap die + skill die</text:span></text:p>
        </text:list-item>
      </text:list>
      <text:p text:style-name="P2"><text:span text:style-name="T1"/></text:p>
      <text:p text:style-name="P27">Events</text:p>
      <text:p text:style-name="P27"><text:span text:style-name="T1"/></text:p>
      <text:list xml:id="list2896667834" text:style-name="L2">
        <text:list-item>
          <text:p text:style-name="P4"><text:span text:style-name="T15">Ignarid</text:span><text:span text:style-name="T1"> takes the group to turn the key over to his father</text:span></text:p>
        </text:list-item>
        <text:list-item>
          <text:p text:style-name="P4"><text:span text:style-name="T1">Group meets </text:span><text:span text:style-name="T5">Gatharaz</text:span><text:span text:style-name="T7">, The Iron Heart of Sorrow’s Hold</text:span></text:p>
          <text:list>
            <text:list-item>
              <text:p text:style-name="P4"><text:span text:style-name="T7">Scott’s new character is there, trying to recruit allies for the Vnarr as they defend their homeland from the Cividi Empire</text:span></text:p>
              <text:list>
                <text:list-item>
                  <text:p text:style-name="P4"><text:span text:style-name="T5">Gatharaz</text:span><text:span text:style-name="T7"> is unmoved, “The covetous Cividi can march across the overworld from here, to </text:span><text:span text:style-name="T5">Ucelia</text:span><text:span text:style-name="T7"> (the elven capital), and they will still own nothing of value. And if they dare come to the underworld…”</text:span></text:p>
                </text:list-item>
              </text:list>
            </text:list-item>
            <text:list-item>
              <text:p text:style-name="P4"><text:span text:style-name="T5">Ignarad</text:span><text:span text:style-name="T7"> returns the Ironhold Key to his father</text:span></text:p>
              <text:list>
                <text:list-item>
                  <text:p text:style-name="P4"><text:span text:style-name="T7">“We have traced the steps of Alavar and braved the depths of the Labyrinthine Prison of the Elves. We risked much, and indeed, a brave dwarf-kin named </text:span><text:span text:style-name="T15">Kraeggaer</text:span><text:span text:style-name="T7"> gave his life for this artifact, the key to Ironhold. With this, we can rally an expedition and honor our dead brethren by retaking their home from the grip of Shadow.”</text:span></text:p>
                </text:list-item>
              </text:list>
            </text:list-item>
            <text:list-item>
              <text:p text:style-name="P4"><text:span text:style-name="T5">Gatharaz</text:span><text:span text:style-name="T7"> accepts the key from his son</text:span></text:p>
              <text:list>
                <text:list-item>
                  <text:p text:style-name="P4"><text:span text:style-name="T7">“You have done well by finding this key. It is an important artifact in the history of our people, and our own family. M</text:span><text:span text:style-name="T8">y brother gave his life trying unsuccessfully to retrieve this, and by bringing it to me, you have vindicated his quest, and made me whole.”</text:span></text:p>
                </text:list-item>
                <text:list-item>
                  <text:p text:style-name="P4"><text:span text:style-name="T8">“But, you know as well as I that the ruins of Ironhold are dangerous; that the mere act of opening those ruins threaten to release terrible powers into the world.”</text:span></text:p>
                </text:list-item>
                <text:list-item>
                  <text:p text:style-name="P4"><text:span text:style-name="T8">“And yet there are those who would enter Ironhold, regardless of the dangers. Some with noble motivations, and others with the darkest of intentions.”</text:span></text:p>
                </text:list-item>
                <text:list-item>
                  <text:p text:style-name="P4"><text:span text:style-name="T8">“Reports have reached my ears that a cabal of Shadowmancers has taken residence in my hold, drawn by this key, </text:span><text:span text:style-name="T9">and the promise of exposing the foul contents of Ironhold.”</text:span></text:p>
                </text:list-item>
                <text:list-item>
                  <text:p text:style-name="P4"><text:span text:style-name="T9">“I will not see darkness released into the world while I live...”</text:span></text:p>
                </text:list-item>
              </text:list>
            </text:list-item>
            <text:list-item>
              <text:p text:style-name="P5"><text:span text:style-name="T7">The king then calls his Vault Master, </text:span><text:span text:style-name="T5">Sarvik</text:span><text:span text:style-name="T7"> </text:span><text:span text:style-name="T10">(Alavar’s son, and Ignarid’s cousin) </text:span><text:span text:style-name="T7">who wheels out a sturdy-looking metal vault. He takes the key, places it into the vault, and a section of floor opens, exposing a sealed chamber in the throne room. They lower the vault into that chamber, and then close it, sealing away the key.</text:span></text:p>
            </text:list-item>
          </text:list>
        </text:list-item>
      </text:list>
      <text:p text:style-name="P6"><text:span text:style-name="T7"/></text:p>
      <text:p text:style-name="P28"><text:span text:style-name="T6">Shopping/</text:span><text:span text:style-name="T11">Sightseeing</text:span><text:span text:style-name="T6"> in Sorrow’s Hold</text:span></text:p>
      <text:p text:style-name="P7"><text:span text:style-name="T6"/></text:p>
      <text:p text:style-name="P8"><text:span text:style-name="T6">Sorrow’s Hold consists of five main chambers</text:span></text:p>
      <text:list xml:id="list1245328618" text:style-name="L4">
        <text:list-item>
          <text:p text:style-name="P11">Daylight Chamber</text:p>
          <text:list>
            <text:list-item>
              <text:p text:style-name="P9"><text:span text:style-name="T6">At the bottom of the entrance shaft and it open to daylight</text:span></text:p>
            </text:list-item>
            <text:list-item>
              <text:p text:style-name="P9"><text:span text:style-name="T6">Shops, warehouses, inns and houses of non-dwarves</text:span></text:p>
            </text:list-item>
            <text:list-item>
              <text:p text:style-name="P9"><text:span text:style-name="T6">Water pours in from the walls of the shaft, especially when it rains</text:span></text:p>
            </text:list-item>
            <text:list-item>
              <text:p text:style-name="P10"><text:soft-page-break/><text:span text:style-name="T6">Temple of Ylid</text:span></text:p>
            </text:list-item>
          </text:list>
        </text:list-item>
        <text:list-item>
          <text:p text:style-name="P11">Deep Mines</text:p>
          <text:list>
            <text:list-item>
              <text:p text:style-name="P19">Mines and miner’s homes</text:p>
            </text:list-item>
            <text:list-item>
              <text:p text:style-name="P20">Smelters, workshops</text:p>
            </text:list-item>
            <text:list-item>
              <text:p text:style-name="P20">Weapon/armor smiths</text:p>
            </text:list-item>
            <text:list-item>
              <text:p text:style-name="P21">Temple of Mordain</text:p>
            </text:list-item>
            <text:list-item>
              <text:p text:style-name="P21">Poor district and slum here</text:p>
              <text:list>
                <text:list-item>
                  <text:p text:style-name="P21">hidden temple of Tathe here</text:p>
                </text:list-item>
              </text:list>
            </text:list-item>
          </text:list>
        </text:list-item>
        <text:list-item>
          <text:p text:style-name="P12">The River</text:p>
          <text:list>
            <text:list-item>
              <text:p text:style-name="P21">Water from Daylight Chamber drains into a wide, slow river that winds through this chambers</text:p>
            </text:list-item>
            <text:list-item>
              <text:p text:style-name="P21">Most of the chamber is dwarven homes</text:p>
            </text:list-item>
          </text:list>
        </text:list-item>
        <text:list-item>
          <text:p text:style-name="P12">The Sorrow</text:p>
          <text:list>
            <text:list-item>
              <text:p text:style-name="P21">Main Temple of Mordain</text:p>
            </text:list-item>
            <text:list-item>
              <text:p text:style-name="P21">Cemetery</text:p>
            </text:list-item>
            <text:list-item>
              <text:p text:style-name="P21">Monument to the Fallen</text:p>
            </text:list-item>
            <text:list-item>
              <text:p text:style-name="P21">Sealed door</text:p>
            </text:list-item>
          </text:list>
        </text:list-item>
        <text:list-item>
          <text:p text:style-name="P11">The Vaults</text:p>
          <text:list>
            <text:list-item>
              <text:p text:style-name="P19">Sorrow’s Palace is here</text:p>
            </text:list-item>
            <text:list-item>
              <text:p text:style-name="P19">Nobles live here</text:p>
            </text:list-item>
            <text:list-item>
              <text:p text:style-name="P19">Fungal gardens</text:p>
            </text:list-item>
            <text:list-item>
              <text:p text:style-name="P19">Temple <text:span text:style-name="T16">of Libra</text:span></text:p>
            </text:list-item>
          </text:list>
        </text:list-item>
      </text:list>
      <text:p text:style-name="P7"><text:span text:style-name="T6"/></text:p>
      <text:p text:style-name="P14"/>
      <text:list xml:id="list1888843227" text:style-name="L3">
        <text:list-item>
          <text:p text:style-name="P13">Lilicress’ Fungal Remidies</text:p>
          <text:list>
            <text:list-item>
              <text:p text:style-name="P18"><text:span text:style-name="T13">Adder Stem (50g)</text:span><text:span text:style-name="T14"> – Can apply to an edged weapon to give +1 damage – is sticky(6)</text:span></text:p>
            </text:list-item>
            <text:list-item>
              <text:p text:style-name="P16"><text:span text:style-name="T13">Coalblack (25g) </text:span>– +1 stealth checks</text:p>
            </text:list-item>
            <text:list-item>
              <text:p text:style-name="P18"><text:span text:style-name="T13">Coardine (5g)</text:span> – Numbs your mouth to allow eating of extremely spicy, or bad tasting food, or dental work</text:p>
            </text:list-item>
            <text:list-item>
              <text:p text:style-name="P18"><text:span text:style-name="T13">Hazarad (25g)</text:span> – Your sense of smell is changed to detect many common mine gases and bad air</text:p>
            </text:list-item>
            <text:list-item>
              <text:p text:style-name="P18"><text:span text:style-name="T13">Lolt (25g)</text:span> – Allows user to navigate spider webs without getting stuck, +1 save vs spider poisons</text:p>
            </text:list-item>
            <text:list-item>
              <text:p text:style-name="P18"><text:span text:style-name="T13">Orlogot (5g)</text:span> – Cures stomach discomfort, nausea</text:p>
            </text:list-item>
            <text:list-item>
              <text:p text:style-name="P18"><text:span text:style-name="T13">Nattercap (10g)</text:span> – Allows you to skip a night of sleep while still functioning normally</text:p>
            </text:list-item>
            <text:list-item>
              <text:p text:style-name="P18"><text:span text:style-name="T13">Zealoaf (25g)</text:span> – +1 spell saves</text:p>
            </text:list-item>
          </text:list>
        </text:list-item>
        <text:list-item>
          <text:p text:style-name="P15">Dwarven Oils and Tinctures <text:span text:style-name="T2">(proprietor Bolzos)</text:span></text:p>
          <text:list>
            <text:list-item>
              <text:p text:style-name="P22">Acid Vial – 50g</text:p>
            </text:list-item>
            <text:list-item>
              <text:p text:style-name="P23">Boost Muscle/Toughness – <text:span text:style-name="T16">50g</text:span></text:p>
            </text:list-item>
            <text:list-item>
              <text:p text:style-name="P23">Dwarven Oil – <text:span text:style-name="T16">50g</text:span></text:p>
            </text:list-item>
            <text:list-item>
              <text:p text:style-name="P22">Oil of Fire – 25g</text:p>
            </text:list-item>
            <text:list-item>
              <text:p text:style-name="P23">Smelling Salts <text:s/>– <text:span text:style-name="T16">20g</text:span></text:p>
            </text:list-item>
            <text:list-item>
              <text:p text:style-name="P22">Spider Speak – 100g</text:p>
            </text:list-item>
          </text:list>
        </text:list-item>
        <text:list-item>
          <text:p text:style-name="P26">Locks, Locks and more Locks<text:span text:style-name="T1"> (proprietor Samnir)</text:span></text:p>
          <text:list>
            <text:list-item>
              <text:p text:style-name="P26"><text:span text:style-name="T1">Sells well-made locks, lock picks, and other tools</text:span></text:p>
            </text:list-item>
          </text:list>
        </text:list-item>
        <text:list-item>
          <text:p text:style-name="P26">Notable Citizens</text:p>
          <text:list>
            <text:list-item>
              <text:p text:style-name="P24"><text:span text:style-name="T12">Shadarrak</text:span> – Sorcerer of earth, artificer, creator of wonders</text:p>
            </text:list-item>
          </text:list>
        </text:list-item>
        <text:list-item>
          <text:p text:style-name="P25">Temples</text:p>
          <text:list>
            <text:list-item>
              <text:p text:style-name="P22">Libra</text:p>
            </text:list-item>
            <text:list-item>
              <text:p text:style-name="P22">Mordain</text:p>
            </text:list-item>
            <text:list-item>
              <text:p text:style-name="P22">Ylid</text:p>
            </text:list-item>
          </text:list>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5:15:50.384000000</meta:creation-date>
    <dc:date>2017-12-09T17:44:56.211000000</dc:date>
    <meta:editing-duration>PT23M26S</meta:editing-duration>
    <meta:editing-cycles>2</meta:editing-cycles>
    <meta:generator>LibreOffice/5.4.2.2$Windows_X86_64 LibreOffice_project/22b09f6418e8c2d508a9eaf86b2399209b0990f4</meta:generator>
    <meta:document-statistic meta:table-count="0" meta:image-count="0" meta:object-count="0" meta:page-count="2" meta:paragraph-count="70" meta:word-count="722" meta:character-count="3876" meta:non-whitespace-character-count="3272"/>
  </office:meta>
</office:document-meta>
</file>